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24pt" officeooo:rsid="000b5103" officeooo:paragraph-rsid="000b5103" style:font-size-asian="24pt" style:font-size-complex="24pt"/>
    </style:style>
    <style:style style:name="P2" style:family="paragraph" style:parent-style-name="Text_20_body">
      <style:text-properties style:font-name="DejaVu Sans Mono" fo:font-size="24pt" officeooo:rsid="000b5103" officeooo:paragraph-rsid="000b9505" style:font-size-asian="24pt" style:font-size-complex="24pt"/>
    </style:style>
    <style:style style:name="P3" style:family="paragraph" style:parent-style-name="Text_20_body">
      <style:text-properties style:font-name="DejaVu Sans Mono" fo:font-size="24pt" officeooo:rsid="000b9505" officeooo:paragraph-rsid="000b9505" style:font-size-asian="24pt" style:font-size-complex="24pt"/>
    </style:style>
    <style:style style:name="P4" style:family="paragraph" style:parent-style-name="Text_20_body">
      <style:text-properties style:font-name="DejaVu Sans Mono" fo:font-size="22pt" fo:font-style="italic" officeooo:rsid="000b5103" officeooo:paragraph-rsid="000b5103" style:font-size-asian="22pt" style:font-style-asian="italic" style:font-size-complex="22pt" style:font-style-complex="italic"/>
    </style:style>
    <style:style style:name="P5" style:family="paragraph" style:parent-style-name="Text_20_body">
      <style:text-properties fo:font-size="16pt" officeooo:rsid="000b5103" officeooo:paragraph-rsid="000b5103" style:font-size-asian="14pt" style:font-size-complex="16pt"/>
    </style:style>
    <style:style style:name="P6" style:family="paragraph" style:parent-style-name="Text_20_body">
      <style:text-properties style:font-name="Bitstream Charter" fo:font-size="18pt" officeooo:rsid="000b5103" officeooo:paragraph-rsid="000b5103" style:font-size-asian="18pt" style:font-size-complex="18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style:font-name="Bitstream Charter" fo:font-size="18pt" style:font-size-asian="15.75pt" style:font-size-complex="18pt"/>
    </style:style>
    <style:style style:name="T3" style:family="text">
      <style:text-properties style:font-name="Bitstream Charter" fo:font-size="18pt" officeooo:rsid="000b9505" style:font-size-asian="15.75pt" style:font-size-complex="18pt"/>
    </style:style>
    <style:style style:name="T4" style:family="text">
      <style:text-properties style:font-name="Bitstream Charter" fo:font-size="18pt" fo:font-weight="bold" style:font-size-asian="15.75pt" style:font-weight-asian="bold" style:font-size-complex="18pt" style:font-weight-complex="bold"/>
    </style:style>
    <style:style style:name="T5" style:family="text">
      <style:text-properties style:font-name="Bitstream Charter" fo:font-size="18pt" fo:font-weight="bold" officeooo:rsid="000b9505" style:font-size-asian="15.75pt" style:font-weight-asian="bold" style:font-size-complex="18pt" style:font-weight-complex="bold"/>
    </style:style>
    <style:style style:name="T6" style:family="text">
      <style:text-properties style:font-name="Bitstream Charter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7" style:family="text">
      <style:text-properties style:font-name="Bitstream Charter" fo:font-size="18pt" fo:font-style="italic" fo:font-weight="bold" officeooo:rsid="000b9505" style:font-size-asian="15.75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Bitstream Charter" fo:font-size="18pt" fo:font-style="italic" style:font-size-asian="15.75pt" style:font-style-asian="italic" style:font-size-complex="18pt" style:font-style-complex="italic"/>
    </style:style>
    <style:style style:name="T9" style:family="text">
      <style:text-properties style:font-name="Bitstream Charter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Bitstream Charter" fo:font-size="22pt" style:font-size-asian="22pt" style:font-size-complex="22pt"/>
    </style:style>
    <style:style style:name="T11" style:family="text">
      <style:text-properties style:font-name="Bitstream Charter"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Bitstream Charter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3" style:family="text">
      <style:text-properties style:font-name="Bitstream Charter" fo:font-size="22pt" fo:font-style="italic" fo:font-weight="bold" officeooo:rsid="000b9505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style:font-name="Bitstream Charter" fo:font-size="22pt" fo:font-style="italic" style:font-size-asian="22pt" style:font-style-asian="italic" style:font-size-complex="22pt" style:font-style-complex="italic"/>
    </style:style>
    <style:style style:name="T15" style:family="text">
      <style:text-properties style:font-name="Bitstream Charter"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style:font-name="Bitstream Charter"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7" style:family="text">
      <style:text-properties style:font-name="Bitstream Charter" fo:font-weight="bold" officeooo:rsid="000b9505" style:font-weight-asian="bold" style:font-weight-complex="bold"/>
    </style:style>
    <style:style style:name="T18" style:family="text">
      <style:text-properties style:font-name="Bitstream Charter" fo:font-size="28pt" fo:font-style="italic" fo:font-weight="bold" officeooo:rsid="000b9505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style:font-name="DejaVu Sans Mono" fo:font-size="24pt" style:font-size-asian="24pt" style:font-size-complex="24pt"/>
    </style:style>
    <style:style style:name="T20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DejaVu Sans Mono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2">A project report on</text:span>,</text:p>
      <text:p text:style-name="P5"><text:span text:style-name="T19">“ </text:span><text:span text:style-name="T21">A BASIC FILE AUTOMATED SYSTEM</text:span><text:span text:style-name="T19"> ”</text:span></text:p>
      <text:p text:style-name="P1"><text:tab/><text:tab/><text:tab/> <text:s text:c="2"/><text:span text:style-name="T8">in shell scripting</text:span></text:p>
      <text:p text:style-name="P1"><text:span text:style-name="T2"><text:tab/><text:tab/><text:tab/><text:tab/></text:span></text:p>
      <text:p text:style-name="P1"><text:span text:style-name="T2"><text:tab/></text:span></text:p>
      <text:p text:style-name="P1"><text:span text:style-name="T4"><text:tab/><text:tab/><text:tab/><text:tab/></text:span><text:span text:style-name="T15">SUBMITTED TO:</text:span></text:p>
      <text:p text:style-name="P2"><text:span text:style-name="T9"><text:tab/><text:tab/><text:tab/><text:tab/> <text:s text:c="3"/></text:span><text:span text:style-name="T11">Ms. Deepti</text:span></text:p>
      <text:p text:style-name="P2"><text:span text:style-name="T5"><text:tab/><text:tab/><text:tab/><text:tab/><text:tab/><text:tab/>of</text:span></text:p>
      <text:p text:style-name="P3"><text:span text:style-name="T5"><text:tab/> </text:span><text:span text:style-name="T6">DEPARTMENT of INFORMATION TECHNOLOGY ,</text:span></text:p>
      <text:p text:style-name="P2"><text:span text:style-name="T5"><text:tab/></text:span><text:span text:style-name="T13">NATIONAL INSTITUTE OF TECHNOLOGY</text:span></text:p>
      <text:p text:style-name="P4"><text:span text:style-name="T17"><text:tab/><text:tab/><text:tab/> SURATHKAL,KARNATAKA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<text:tab/><text:tab/><text:tab/><text:tab/><text:tab/><text:tab/></text:span><text:span text:style-name="T15">PRESENTED BY </text:span><text:span text:style-name="T16">:</text:span></text:p>
      <text:p text:style-name="P1"><text:span text:style-name="T2"><text:tab/><text:tab/><text:tab/><text:tab/><text:tab/><text:tab/> <text:s text:c="3"/>Uttam Kumar </text:span><text:span text:style-name="T6">(16IT250)</text:span></text:p>
      <text:p text:style-name="P1"><text:span text:style-name="T2"><text:tab/><text:tab/><text:tab/><text:tab/><text:tab/><text:tab/> <text:s text:c="3"/></text:span><text:span text:style-name="T3">Tarun</text:span><text:span text:style-name="T2"> Pratap Singh </text:span><text:span text:style-name="T6">(16IT143)</text:span></text:p>
      <text:p text:style-name="P1"><text:span text:style-name="T2"><text:tab/><text:tab/><text:tab/><text:tab/><text:tab/><text:tab/> <text:s text:c="3"/>Sulabh Tembhurkar </text:span><text:span text:style-name="T6">(16IT245)</text:span></text:p>
      <text:p text:style-name="P1"><text:span text:style-name="T2"><text:tab/><text:tab/><text:tab/><text:tab/><text:tab/><text:tab/> <text:s text:c="3"/>Arjun Kumar </text:span><text:span text:style-name="T6"><text:s/></text:span><text:span text:style-name="T7">(16IT108)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3:47:00.365896525</meta:creation-date>
    <dc:date>2017-11-25T04:09:17.982388602</dc:date>
    <meta:editing-duration>PT7M57S</meta:editing-duration>
    <meta:editing-cycles>1</meta:editing-cycles>
    <meta:document-statistic meta:table-count="0" meta:image-count="0" meta:object-count="0" meta:page-count="1" meta:paragraph-count="16" meta:word-count="45" meta:character-count="379" meta:non-whitespace-character-count="265"/>
    <meta:generator>LibreOffice/5.1.6.2$Linux_X86_64 LibreOffice_project/10m0$Build-2</meta:generator>
  </office:meta>
</office:document-meta>
</file>